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14pt" officeooo:rsid="0010e99b" officeooo:paragraph-rsid="0010e99b" style:font-size-asian="12.25pt" style:font-size-complex="14pt"/>
    </style:style>
    <style:style style:name="P2" style:family="paragraph" style:parent-style-name="Standard" style:list-style-name="L1">
      <style:paragraph-properties fo:line-height="115%" fo:text-align="start" style:justify-single-word="false"/>
      <style:text-properties style:font-name="Times New Roman" fo:font-size="14pt" officeooo:rsid="0010e99b" officeooo:paragraph-rsid="0010e99b" style:font-size-asian="12.25pt" style:font-size-complex="14pt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style:font-name="Times New Roman" fo:font-size="14pt" officeooo:rsid="0010e99b" officeooo:paragraph-rsid="0012390d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лан на двиг 06.06.2018</text:p>
      <text:list xml:id="list1567042649" text:style-name="L1">
        <text:list-item>
          <text:p text:style-name="P3">Внести обработчик логики в класс <text:span text:style-name="T1">CasGD::Room</text:span> вместо <text:span text:style-name="T1">CasGD::Game</text:span>;</text:p>
        </text:list-item>
        <text:list-item>
          <text:p text:style-name="P3">Реализовать класс <text:span text:style-name="T1">CasGD::Game</text:span>;</text:p>
        </text:list-item>
        <text:list-item>
          <text:p text:style-name="P2">Изменить дерево имеющейся документации;</text:p>
        </text:list-item>
        <text:list-item>
          <text:p text:style-name="P2">Ввести документацию:</text:p>
          <text:list>
            <text:list-item>
              <text:p text:style-name="P2">по отношению объектов в системе;</text:p>
            </text:list-item>
            <text:list-item>
              <text:p text:style-name="P2">по реализации Game-объекта для реализации;</text:p>
            </text:list-item>
            <text:list-item>
              <text:p text:style-name="P2">по API основных компонентов:</text:p>
              <text:list>
                <text:list-item>
                  <text:p text:style-name="P3">Комнат (<text:span text:style-name="T1">CasGD::Room</text:span>);</text:p>
                </text:list-item>
                <text:list-item>
                  <text:p text:style-name="P3">Сущностей комнаты (<text:span text:style-name="T1">CasGD::RoomItem</text:span>);</text:p>
                </text:list-item>
                <text:list-item>
                  <text:p text:style-name="P2">Видов в комнате (RoomView);</text:p>
                </text:list-item>
                <text:list-item>
                  <text:p text:style-name="P2">Игровых объектов (GameObject):</text:p>
                </text:list-item>
                <text:list-item>
                  <text:p text:style-name="P2">Регистра игровых объектов (Register) </text:p>
                </text:list-item>
              </text:list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8:58:57.350790550</meta:creation-date>
    <dc:date>2018-07-06T19:12:31.737116058</dc:date>
    <meta:editing-duration>PT1M54S</meta:editing-duration>
    <meta:editing-cycles>1</meta:editing-cycles>
    <meta:document-statistic meta:table-count="0" meta:image-count="0" meta:object-count="0" meta:page-count="1" meta:paragraph-count="14" meta:word-count="64" meta:character-count="442" meta:non-whitespace-character-count="403"/>
    <meta:generator>LibreOffice/6.0.3.2$Linux_X86_64 LibreOffice_project/00m0$Build-2</meta:generator>
  </office:meta>
</office:document-meta>
</file>